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list text:style-name="Ordered_20_List_20_1">
        <text:list-item>
          <text:p>First step</text:p>
        </text:list-item>
        <text:list-item>
          <text:p>Second step</text:p>
        </text:list-item>
        <text:list-item>
          <text:p>Third step</text:p>
        </text:list-item>
      </text:list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